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4.8453in"/>
    </style:style>
    <style:style style:name="co3" style:family="table-column">
      <style:table-column-properties fo:break-before="auto" style:column-width="3.2929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5.3091in"/>
    </style:style>
    <style:style style:name="co22" style:family="table-column">
      <style:table-column-properties fo:break-before="auto" style:column-width="4.408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4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31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3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3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150174216027875" calcext:value-type="percentage">
            <text:p>15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9-13" calcext:value-type="date" table:number-columns-spanned="4" table:number-rows-spanned="1">
            <text:p>Wednesday, September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8"/>
          <table:table-cell table:style-name="ce183"/>
          <table:table-cell table:number-columns-repeated="428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.150174216027875" calcext:value-type="percentage">
            <text:p>15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45" calcext:value-type="float">
            <text:p>45</text:p>
          </table:table-cell>
          <table:table-cell table:style-name="ce164" table:content-validation-name="val1" table:formula="of:=[.H10]-[.I10]" office:value-type="float" office:value="255" calcext:value-type="float">
            <text:p>255</text:p>
          </table:table-cell>
          <table:table-cell table:style-name="ce164" table:content-validation-name="val1" table:formula="of:=IF(ISNUMBER([.F10]);[.F10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34" calcext:value-type="float">
            <text:p>34</text:p>
          </table:table-cell>
          <table:table-cell table:style-name="ce168" table:content-validation-name="val1" table:formula="of:=[.H11]-[.I11]" office:value-type="float" office:value="0" calcext:value-type="float">
            <text:p>0</text:p>
          </table:table-cell>
          <table:table-cell table:style-name="ce168" table:content-validation-name="val1" table:formula="of:=IF(ISNUMBER([.F11]);[.F11]-[.$D$5];&quot;&quot;)" office:value-type="float" office:value="337" calcext:value-type="float">
            <text:p>33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0" calcext:value-type="float">
            <text:p>0</text:p>
          </table:table-cell>
          <table:table-cell table:style-name="ce170" table:content-validation-name="val1" table:formula="of:=IF(ISNUMBER([.F13]);[.F13]-[.$D$5];&quot;&quot;)" office:value-type="float" office:value="299" calcext:value-type="float">
            <text:p>29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0" calcext:value-type="float">
            <text:p>0</text:p>
          </table:table-cell>
          <table:table-cell table:style-name="ce170" table:content-validation-name="val1" table:formula="of:=IF(ISNUMBER([.F14]);[.F14]-[.$D$5];&quot;&quot;)" office:value-type="float" office:value="306" calcext:value-type="float">
            <text:p>30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0" calcext:value-type="float">
            <text:p>0</text:p>
          </table:table-cell>
          <table:table-cell table:style-name="ce170" table:content-validation-name="val1" table:formula="of:=IF(ISNUMBER([.F16]);[.F16]-[.$D$5];&quot;&quot;)" office:value-type="float" office:value="299" calcext:value-type="float">
            <text:p>29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0" calcext:value-type="float">
            <text:p>0</text:p>
          </table:table-cell>
          <table:table-cell table:style-name="ce170" table:content-validation-name="val1" table:formula="of:=IF(ISNUMBER([.F17]);[.F17]-[.$D$5];&quot;&quot;)" office:value-type="float" office:value="306" calcext:value-type="float">
            <text:p>30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0" calcext:value-type="float">
            <text:p>0</text:p>
          </table:table-cell>
          <table:table-cell table:style-name="ce170" table:content-validation-name="val1" table:formula="of:=IF(ISNUMBER([.F19]);[.F19]-[.$D$5];&quot;&quot;)" office:value-type="float" office:value="323" calcext:value-type="float">
            <text:p>323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0" calcext:value-type="float">
            <text:p>0</text:p>
          </table:table-cell>
          <table:table-cell table:style-name="ce170" table:content-validation-name="val1" table:formula="of:=IF(ISNUMBER([.F20]);[.F20]-[.$D$5];&quot;&quot;)" office:value-type="float" office:value="336" calcext:value-type="float">
            <text:p>336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style-name="ce170" table:content-validation-name="val1" table:formula="of:=IF(ISNUMBER([.F21]);[.F21]-[.$D$5];&quot;&quot;)" office:value-type="float" office:value="337" calcext:value-type="float">
            <text:p>337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0" calcext:value-type="float">
            <text:p>0</text:p>
          </table:table-cell>
          <table:table-cell table:style-name="ce170" table:content-validation-name="val1" table:formula="of:=IF(ISNUMBER([.F23]);[.F23]-[.$D$5];&quot;&quot;)" office:value-type="float" office:value="323" calcext:value-type="float">
            <text:p>323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[.$D$5];&quot;&quot;)" office:value-type="float" office:value="376" calcext:value-type="float">
            <text:p>37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[.$D$5];&quot;&quot;)" office:value-type="float" office:value="376" calcext:value-type="float">
            <text:p>376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[.$D$5];&quot;&quot;)" office:value-type="float" office:value="376" calcext:value-type="float">
            <text:p>376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[.$D$5];&quot;&quot;)" office:value-type="float" office:value="391" calcext:value-type="float">
            <text:p>39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[.$D$5];&quot;&quot;)" office:value-type="float" office:value="383" calcext:value-type="float">
            <text:p>383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[.$D$5];&quot;&quot;)" office:value-type="float" office:value="383" calcext:value-type="float">
            <text:p>383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[.$D$5];&quot;&quot;)" office:value-type="float" office:value="391" calcext:value-type="float">
            <text:p>391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[.$D$5];&quot;&quot;)" office:value-type="float" office:value="306" calcext:value-type="float">
            <text:p>306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[.$D$5];&quot;&quot;)" office:value-type="float" office:value="306" calcext:value-type="float">
            <text:p>306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.501742160278746" calcext:value-type="percentage">
            <text:p>5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95" calcext:value-type="float">
            <text:p>95</text:p>
          </table:table-cell>
          <table:table-cell table:style-name="ce168" table:content-validation-name="val1" table:formula="of:=[.H50]-[.I50]" office:value-type="float" office:value="95" calcext:value-type="float">
            <text:p>95</text:p>
          </table:table-cell>
          <table:table-cell table:style-name="ce168" table:content-validation-name="val1" table:formula="of:=IF(ISNUMBER([.F50]);[.F50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7" calcext:value-type="float">
            <text:p>7</text:p>
          </table:table-cell>
          <table:table-cell table:style-name="ce170" table:content-validation-name="val1" table:formula="of:=[.H52]-[.I52]" office:value-type="float" office:value="0" calcext:value-type="float">
            <text:p>0</text:p>
          </table:table-cell>
          <table:table-cell table:style-name="ce170" table:content-validation-name="val1" table:formula="of:=IF(ISNUMBER([.F52]);[.F52]-[.$D$5];&quot;&quot;)" office:value-type="float" office:value="384" calcext:value-type="float">
            <text:p>384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24" calcext:value-type="float">
            <text:p>24</text:p>
          </table:table-cell>
          <table:table-cell table:style-name="ce170" table:content-validation-name="val1" table:formula="of:=[.H53]-[.I53]" office:value-type="float" office:value="0" calcext:value-type="float">
            <text:p>0</text:p>
          </table:table-cell>
          <table:table-cell table:style-name="ce170" table:content-validation-name="val1" table:formula="of:=IF(ISNUMBER([.F53]);[.F53]-[.$D$5];&quot;&quot;)" office:value-type="float" office:value="415" calcext:value-type="float">
            <text:p>415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24" calcext:value-type="float">
            <text:p>24</text:p>
          </table:table-cell>
          <table:table-cell table:style-name="ce170" table:content-validation-name="val1" table:formula="of:=[.H54]-[.I54]" office:value-type="float" office:value="0" calcext:value-type="float">
            <text:p>0</text:p>
          </table:table-cell>
          <table:table-cell table:style-name="ce170" table:content-validation-name="val1" table:formula="of:=IF(ISNUMBER([.F54]);[.F54]-[.$D$5];&quot;&quot;)" office:value-type="float" office:value="415" calcext:value-type="float">
            <text:p>415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15" calcext:value-type="float">
            <text:p>15</text:p>
          </table:table-cell>
          <table:table-cell table:style-name="ce170" table:content-validation-name="val1" table:formula="of:=[.H55]-[.I55]" office:value-type="float" office:value="16" calcext:value-type="float">
            <text:p>16</text:p>
          </table:table-cell>
          <table:table-cell table:style-name="ce170" table:content-validation-name="val1" table:formula="of:=IF(ISNUMBER([.F55]);[.F55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30" calcext:value-type="float">
            <text:p>30</text:p>
          </table:table-cell>
          <table:table-cell table:style-name="ce170" table:content-validation-name="val1" table:formula="of:=[.H57]-[.I57]" office:value-type="float" office:value="0" calcext:value-type="float">
            <text:p>0</text:p>
          </table:table-cell>
          <table:table-cell table:style-name="ce170" table:content-validation-name="val1" table:formula="of:=IF(ISNUMBER([.F57]);[.F57]-[.$D$5];&quot;&quot;)" office:value-type="float" office:value="415" calcext:value-type="float">
            <text:p>415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30" calcext:value-type="float">
            <text:p>30</text:p>
          </table:table-cell>
          <table:table-cell table:style-name="ce170" table:content-validation-name="val1" table:formula="of:=[.H58]-[.I58]" office:value-type="float" office:value="0" calcext:value-type="float">
            <text:p>0</text:p>
          </table:table-cell>
          <table:table-cell table:style-name="ce170" table:content-validation-name="val1" table:formula="of:=IF(ISNUMBER([.F58]);[.F58]-[.$D$5];&quot;&quot;)" office:value-type="float" office:value="415" calcext:value-type="float">
            <text:p>415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.25" calcext:value-type="percentage">
            <text:p>25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13" calcext:value-type="float">
            <text:p>13</text:p>
          </table:table-cell>
          <table:table-cell table:style-name="ce170" table:content-validation-name="val1" table:formula="of:=[.H59]-[.I59]" office:value-type="float" office:value="41" calcext:value-type="float">
            <text:p>41</text:p>
          </table:table-cell>
          <table:table-cell table:style-name="ce170" table:content-validation-name="val1" table:formula="of:=IF(ISNUMBER([.F59]);[.F59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[.$D$5];&quot;&quot;)" office:value-type="float" office:value="345" calcext:value-type="float">
            <text:p>345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[.$D$5];&quot;&quot;)" office:value-type="float" office:value="398" calcext:value-type="float">
            <text:p>398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[.$D$5];&quot;&quot;)" office:value-type="float" office:value="415" calcext:value-type="float">
            <text:p>415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[.$D$5];&quot;&quot;)" office:value-type="float" office:value="376" calcext:value-type="float">
            <text:p>376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[.$D$5];&quot;&quot;)" office:value-type="float" office:value="376" calcext:value-type="float">
            <text:p>376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[.$D$5];&quot;&quot;)" office:value-type="float" office:value="610" calcext:value-type="float">
            <text:p>610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[.$D$5]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[.$D$5];&quot;&quot;)" office:value-type="float" office:value="627" calcext:value-type="float">
            <text:p>627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[.$D$5];&quot;&quot;)" office:value-type="float" office:value="641" calcext:value-type="float">
            <text:p>641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[.$D$5];&quot;&quot;)" office:value-type="float" office:value="627" calcext:value-type="float">
            <text:p>627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[.$D$5];&quot;&quot;)" office:value-type="float" office:value="657" calcext:value-type="float">
            <text:p>657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[.$D$5];&quot;&quot;)" office:value-type="float" office:value="657" calcext:value-type="float">
            <text:p>657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9-13" calcext:value-type="date" table:number-columns-spanned="4" table:number-rows-spanned="1">
            <text:p>Wednesday, September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075" calcext:value-type="float">
            <text:p>1075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10" calcext:value-type="float">
            <text:p>710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671" calcext:value-type="float">
            <text:p>671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688" calcext:value-type="float">
            <text:p>688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02" calcext:value-type="float">
            <text:p>702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10" calcext:value-type="float">
            <text:p>710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741" calcext:value-type="float">
            <text:p>741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741" calcext:value-type="float">
            <text:p>741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741" calcext:value-type="float">
            <text:p>741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741" calcext:value-type="float">
            <text:p>741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824" calcext:value-type="float">
            <text:p>82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780" calcext:value-type="float">
            <text:p>780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824" calcext:value-type="float">
            <text:p>824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824" calcext:value-type="float">
            <text:p>824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780" calcext:value-type="float">
            <text:p>780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824" calcext:value-type="float">
            <text:p>824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975" calcext:value-type="float">
            <text:p>9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780" calcext:value-type="float">
            <text:p>780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824" calcext:value-type="float">
            <text:p>824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975" calcext:value-type="float">
            <text:p>975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975" calcext:value-type="float">
            <text:p>975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975" calcext:value-type="float">
            <text:p>975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741" calcext:value-type="float">
            <text:p>741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824" calcext:value-type="float">
            <text:p>824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975" calcext:value-type="float">
            <text:p>975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975" calcext:value-type="float">
            <text:p>975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075" calcext:value-type="float">
            <text:p>1075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975" calcext:value-type="float">
            <text:p>975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975" calcext:value-type="float">
            <text:p>975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022" calcext:value-type="float">
            <text:p>1022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075" calcext:value-type="float">
            <text:p>1075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075" calcext:value-type="float">
            <text:p>1075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075" calcext:value-type="float">
            <text:p>1075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075" calcext:value-type="float">
            <text:p>1075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075" calcext:value-type="float">
            <text:p>1075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075" calcext:value-type="float">
            <text:p>1075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075" calcext:value-type="float">
            <text:p>1075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9-13" calcext:value-type="date" table:number-columns-spanned="4" table:number-rows-spanned="1">
            <text:p>Wednesday, September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06" calcext:value-type="float">
            <text:p>110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029" calcext:value-type="float">
            <text:p>102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031" calcext:value-type="float">
            <text:p>103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036" calcext:value-type="float">
            <text:p>103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053" calcext:value-type="float">
            <text:p>1053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06" calcext:value-type="float">
            <text:p>110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06" calcext:value-type="float">
            <text:p>1106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06" calcext:value-type="float">
            <text:p>1106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175" calcext:value-type="float">
            <text:p>1175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220" calcext:value-type="float">
            <text:p>1220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114" calcext:value-type="float">
            <text:p>1114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145" calcext:value-type="float">
            <text:p>1145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175" calcext:value-type="float">
            <text:p>1175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251" calcext:value-type="float">
            <text:p>1251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265" calcext:value-type="float">
            <text:p>1265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296" calcext:value-type="float">
            <text:p>1296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387" calcext:value-type="float">
            <text:p>1387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084" calcext:value-type="float">
            <text:p>1084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114" calcext:value-type="float">
            <text:p>1114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145" calcext:value-type="float">
            <text:p>1145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220" calcext:value-type="float">
            <text:p>1220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251" calcext:value-type="float">
            <text:p>1251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387" calcext:value-type="float">
            <text:p>1387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357" calcext:value-type="float">
            <text:p>1357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371" calcext:value-type="float">
            <text:p>1371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357" calcext:value-type="float">
            <text:p>1357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72];[.F7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1" calcext:value-type="float">
            <text:p>71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1" calcext:value-type="float">
            <text:p>71</text:p>
          </table:table-cell>
          <table:table-cell table:style-name="ce170" table:content-validation-name="val1" table:formula="of:=IF(ISNUMBER([.F72]);[.F72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73];[.F7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1" calcext:value-type="float">
            <text:p>71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1" calcext:value-type="float">
            <text:p>71</text:p>
          </table:table-cell>
          <table:table-cell table:style-name="ce170" table:content-validation-name="val1" table:formula="of:=IF(ISNUMBER([.F73]);[.F73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74];[.F7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1" calcext:value-type="float">
            <text:p>71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1" calcext:value-type="float">
            <text:p>71</text:p>
          </table:table-cell>
          <table:table-cell table:style-name="ce170" table:content-validation-name="val1" table:formula="of:=IF(ISNUMBER([.F74]);[.F74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9-13" calcext:value-type="date" table:number-columns-spanned="4" table:number-rows-spanned="1">
            <text:p>Wednesday, September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06" calcext:value-type="float">
            <text:p>180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554" calcext:value-type="float">
            <text:p>1554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10" calcext:value-type="float">
            <text:p>1510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554" calcext:value-type="float">
            <text:p>1554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01" calcext:value-type="float">
            <text:p>1401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418" calcext:value-type="float">
            <text:p>1418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432" calcext:value-type="float">
            <text:p>1432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449" calcext:value-type="float">
            <text:p>1449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06" calcext:value-type="float">
            <text:p>170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479" calcext:value-type="float">
            <text:p>1479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493" calcext:value-type="float">
            <text:p>1493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585" calcext:value-type="float">
            <text:p>1585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676" calcext:value-type="float">
            <text:p>167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616" calcext:value-type="float">
            <text:p>161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616" calcext:value-type="float">
            <text:p>161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616" calcext:value-type="float">
            <text:p>161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06" calcext:value-type="float">
            <text:p>1706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06" calcext:value-type="float">
            <text:p>170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449" calcext:value-type="float">
            <text:p>1449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463" calcext:value-type="float">
            <text:p>1463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554" calcext:value-type="float">
            <text:p>1554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06" calcext:value-type="float">
            <text:p>1706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06" calcext:value-type="float">
            <text:p>1706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06" calcext:value-type="float">
            <text:p>180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723" calcext:value-type="float">
            <text:p>1723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767" calcext:value-type="float">
            <text:p>1767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767" calcext:value-type="float">
            <text:p>1767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06" calcext:value-type="float">
            <text:p>1806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9-13" calcext:value-type="date" table:number-columns-spanned="4" table:number-rows-spanned="1">
            <text:p>Wednesday, September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171" calcext:value-type="float">
            <text:p>2171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171" calcext:value-type="float">
            <text:p>217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760" calcext:value-type="float">
            <text:p>1760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815" calcext:value-type="float">
            <text:p>1815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1920" calcext:value-type="float">
            <text:p>1920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1920" calcext:value-type="float">
            <text:p>1920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171" calcext:value-type="float">
            <text:p>217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3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829" calcext:value-type="float">
            <text:p>1829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1920" calcext:value-type="float">
            <text:p>1920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1920" calcext:value-type="float">
            <text:p>1920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1968" calcext:value-type="float">
            <text:p>1968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1996" calcext:value-type="float">
            <text:p>1996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027" calcext:value-type="float">
            <text:p>2027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027" calcext:value-type="float">
            <text:p>2027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,Summer <text:s/>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7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43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40">
      <number:day/>
      <number:text>-</number:text>
      <number:month number:textual="true"/>
      <number:text>-</number:text>
      <number:year/>
    </number:dat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>
      <number:minutes number:style="long"/>
      <number:text>:</number:text>
      <number:seconds number:style="long"/>
    </number:tim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31">
      <number:day number:style="long"/>
      <number:text>-</number:text>
      <number:month number:textual="true"/>
      <number:text>-</number:text>
      <number:year number:style="long"/>
    </number:date-style>
    <number:time-style style:name="N161">
      <number:hours/>
      <number:text>:</number:text>
      <number:minutes number:style="long"/>
    </number:time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62">
      <number:day/>
      <number:text>-</number:text>
      <number:month number:textual="true"/>
    </number:date-style>
    <number:date-style style:name="N133">
      <number:month/>
      <number:text>/</number:text>
      <number:day/>
      <number:text>/</number:text>
      <number:year number:style="long"/>
    </number:dat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37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9-13T12:41:16.488288538</dc:date>
    <meta:editing-cycles>653</meta:editing-cycles>
    <meta:editing-duration>P1DT15H38M15S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